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5in" fo:margin-right="0in" fo:margin-top="0in" fo:margin-bottom="0in" style:contextual-spacing="false" fo:text-align="justify" style:justify-single-word="false" fo:text-indent="0in" style:auto-text-indent="false" style:page-number="auto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a66b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.25in" fo:margin-right="0in" fo:margin-top="0in" fo:margin-bottom="0in" style:contextual-spacing="false" fo:text-align="justify" style:justify-single-word="false" fo:text-indent="0in" style:auto-text-indent="false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8b96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.25in" fo:margin-right="0in" fo:margin-top="0in" fo:margin-bottom="0in" style:contextual-spacing="false" fo:text-align="justify" style:justify-single-word="false" fo:text-indent="0in" style:auto-text-indent="false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a66bf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8b96c" style:font-size-asian="14pt" style:font-weight-asian="normal" style:font-size-complex="14pt" style:font-weight-complex="normal"/>
    </style:style>
    <style:style style:name="P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c2c1"/>
    </style:style>
    <text:list-style style:name="L1">
      <text:list-level-style-number text:level="1" text:style-name="Numbering_20_Symbols" style:num-prefix="Question " style:num-suffix=":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 a program that reads <text:span text:style-name="T2">traverse</text:span> angles <draw:g text:anchor-type="as-char" svg:y="-0.0862in" draw:z-index="0" draw:style-name="gr1"><svg:title>TexMaths</svg:title><svg:desc>14§display§a_1, a_2, \ldots, a_n§svg§600§FALSE</svg:desc><draw:polygon draw:style-name="gr2" draw:text-style-name="P5" svg:width="1.0937in" svg:height="0.1213in" svg:x="0in" svg:y="0.002in" svg:viewBox="0 0 2779 309" draw:points="1389,309 0,309 0,0 2779,0 2779,309"><text:p/></draw:polygon><draw:path draw:style-name="gr3" draw:text-style-name="P5" svg:width="0.089in" svg:height="0.0878in" svg:x="0.0079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4" draw:text-style-name="P5" svg:width="0.0496in" svg:height="0.0898in" svg:x="0.1173in" svg:y="0.0248in" svg:viewBox="0 0 127 229" svg:d="M78 10c0-10 0-10-9-10-23 22-55 22-69 22v13c8 0 31 0 50-10v176c0 12 0 16-35 16h-12v12c5 0 49-1 61-1s55 1 63 1v-12h-14c-35 0-35-4-35-16z"><text:p/></draw:path><draw:path draw:style-name="gr5" draw:text-style-name="P5" svg:width="0.0228in" svg:height="0.0579in" svg:x="0.2063in" svg:y="0.065in" svg:viewBox="0 0 59 148" svg:d="M59 52c0-32-13-52-32-52-17 0-27 13-27 27 0 12 10 26 27 26 5 0 12-3 18-7 1-1 1-1 1-1 2 0 2 0 2 7 0 37-17 67-34 84-6 4-6 5-6 7 0 4 3 5 5 5 5 0 46-38 46-96z"><text:p/></draw:path><draw:path draw:style-name="gr6" draw:text-style-name="P5" svg:width="0.089in" svg:height="0.0878in" svg:x="0.2835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7" draw:text-style-name="P5" svg:width="0.0602in" svg:height="0.0898in" svg:x="0.3862in" svg:y="0.0248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8" draw:text-style-name="P5" svg:width="0.0228in" svg:height="0.0579in" svg:x="0.4811in" svg:y="0.065in" svg:viewBox="0 0 59 148" svg:d="M59 52c0-32-13-52-32-52-17 0-27 13-27 27 0 12 10 26 27 26 5 0 12-3 18-7 1-1 1-1 1-1 2 0 2 0 2 7 0 37-17 67-34 84-6 4-6 5-6 7 0 4 3 5 5 5 5 0 46-38 46-96z"><text:p/></draw:path><draw:path draw:style-name="gr9" draw:text-style-name="P5" svg:width="0.0205in" svg:height="0.0205in" svg:x="0.5677in" svg:y="0.065in" svg:viewBox="0 0 53 53" svg:d="M53 27c0-14-11-27-26-27-14 0-27 13-27 27 0 15 13 26 27 26 15 0 26-11 26-26z"><text:p/></draw:path><draw:path draw:style-name="gr10" draw:text-style-name="P5" svg:width="0.0205in" svg:height="0.0205in" svg:x="0.6535in" svg:y="0.065in" svg:viewBox="0 0 53 53" svg:d="M53 27c0-14-11-27-26-27-14 0-27 13-27 27 0 15 13 26 27 26 15 0 26-11 26-26z"><text:p/></draw:path><draw:path draw:style-name="gr11" draw:text-style-name="P5" svg:width="0.0205in" svg:height="0.0205in" svg:x="0.7398in" svg:y="0.065in" svg:viewBox="0 0 53 53" svg:d="M53 27c0-14-11-27-26-27-14 0-27 13-27 27 0 15 13 26 27 26 15 0 26-11 26-26z"><text:p/></draw:path><draw:path draw:style-name="gr12" draw:text-style-name="P5" svg:width="0.0228in" svg:height="0.0579in" svg:x="0.8256in" svg:y="0.065in" svg:viewBox="0 0 59 148" svg:d="M59 52c0-32-13-52-32-52-17 0-27 13-27 27 0 12 10 26 27 26 5 0 12-3 18-7 1-1 1-1 1-1 2 0 2 0 2 7 0 37-17 67-34 84-6 4-6 5-6 7 0 4 3 5 5 5 5 0 46-38 46-96z"><text:p/></draw:path><draw:path draw:style-name="gr13" draw:text-style-name="P5" svg:width="0.089in" svg:height="0.0878in" svg:x="0.9028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14" draw:text-style-name="P5" svg:width="0.0827in" svg:height="0.0614in" svg:x="1.0035in" svg:y="0.0547in" svg:viewBox="0 0 211 157" svg:d="M27 131c-2 5-5 13-5 14 0 7 7 12 13 12s11-5 13-9c1-3 4-14 7-21 1-7 5-22 7-31 2-8 4-15 5-23 4-14 6-17 16-31 9-14 25-32 51-32 20 0 20 18 20 24 0 21-14 60-20 74-4 9-5 12-5 19 0 18 15 30 33 30 34 0 49-48 49-54 0-4-4-4-5-4-4 0-4 2-6 6-8 28-24 42-38 42-7 0-8-4-8-13 0-7 1-12 8-28 5-10 19-47 19-67 0-33-27-39-45-39-30 0-49 18-59 32-3-25-22-32-38-32-14 0-22 11-26 18-9 14-13 34-13 35 0 4 4 4 6 4 5 0 5-1 8-9 4-21 11-38 25-38 9 0 11 7 11 17 0 7-2 19-5 29-3 8-6 24-9 31z"><text:p/></draw:path></draw:g>, performs <text:bookmark-start text:name="__DdeLink__1903_1697758439"/><text:span text:style-name="T1">Traverse</text:span><text:bookmark-end text:name="__DdeLink__1903_1697758439"/><text:span text:style-name="T1"> Angle Balancing</text:span>, and prints the corrected angles <draw:g text:anchor-type="as-char" svg:y="-0.1339in" draw:z-index="1" draw:style-name="gr1"><svg:title>TexMaths</svg:title><svg:desc>14§display§{\^a}_1, {\^a}_2, \ldots, {\^a}_n§svg§600§FALSE</svg:desc><draw:polygon draw:style-name="gr15" draw:text-style-name="P5" svg:width="1.0937in" svg:height="0.1724in" svg:x="0in" svg:y="0in" svg:viewBox="0 0 2779 439" draw:points="1389,439 0,439 0,0 2779,0 2779,439"><text:p/></draw:polygon><draw:polygon draw:style-name="gr16" draw:text-style-name="P5" svg:width="0.052in" svg:height="0.0299in" svg:x="0.0252in" svg:y="0in" svg:viewBox="0 0 133 77" draw:points="67,0 0,69 8,77 67,27 123,77 133,69"><text:p/></draw:polygon><draw:path draw:style-name="gr17" draw:text-style-name="P5" svg:width="0.089in" svg:height="0.0878in" svg:x="0.0079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18" draw:text-style-name="P5" svg:width="0.0496in" svg:height="0.0902in" svg:x="0.1173in" svg:y="0.0732in" svg:viewBox="0 0 127 230" svg:d="M78 10c0-10 0-10-9-10-23 22-55 22-69 22v13c8 0 31 0 50-10v177c0 11 0 15-35 15h-12v13c5 0 49-2 61-2s55 2 63 2v-13h-14c-35 0-35-4-35-15z"><text:p/></draw:path><draw:path draw:style-name="gr19" draw:text-style-name="P5" svg:width="0.0228in" svg:height="0.0583in" svg:x="0.2063in" svg:y="0.1142in" svg:viewBox="0 0 59 149" svg:d="M59 52c0-32-13-52-32-52-17 0-27 13-27 27 0 12 10 26 27 26 5 0 12-3 18-7 1-1 1-1 1-1 2 0 2 0 2 7 0 38-17 67-34 84-6 4-6 6-6 7 0 4 3 6 5 6 5 0 46-38 46-97z"><text:p/></draw:path><draw:polygon draw:style-name="gr20" draw:text-style-name="P5" svg:width="0.052in" svg:height="0.0299in" svg:x="0.3004in" svg:y="0in" svg:viewBox="0 0 133 77" draw:points="67,0 0,69 8,77 67,27 123,77 133,69"><text:p/></draw:polygon><draw:path draw:style-name="gr21" draw:text-style-name="P5" svg:width="0.089in" svg:height="0.0878in" svg:x="0.2835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22" draw:text-style-name="P5" svg:width="0.0602in" svg:height="0.0902in" svg:x="0.3862in" svg:y="0.0732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ath draw:style-name="gr23" draw:text-style-name="P5" svg:width="0.0228in" svg:height="0.0583in" svg:x="0.4811in" svg:y="0.1142in" svg:viewBox="0 0 59 149" svg:d="M59 52c0-32-13-52-32-52-17 0-27 13-27 27 0 12 10 26 27 26 5 0 12-3 18-7 1-1 1-1 1-1 2 0 2 0 2 7 0 38-17 67-34 84-6 4-6 6-6 7 0 4 3 6 5 6 5 0 46-38 46-97z"><text:p/></draw:path><draw:path draw:style-name="gr24" draw:text-style-name="P5" svg:width="0.0205in" svg:height="0.0205in" svg:x="0.5677in" svg:y="0.1142in" svg:viewBox="0 0 53 53" svg:d="M53 27c0-14-11-27-26-27-14 0-27 13-27 27 0 15 13 26 27 26 15 0 26-11 26-26z"><text:p/></draw:path><draw:path draw:style-name="gr25" draw:text-style-name="P5" svg:width="0.0205in" svg:height="0.0205in" svg:x="0.6535in" svg:y="0.1142in" svg:viewBox="0 0 53 53" svg:d="M53 27c0-14-11-27-26-27-14 0-27 13-27 27 0 15 13 26 27 26 15 0 26-11 26-26z"><text:p/></draw:path><draw:path draw:style-name="gr26" draw:text-style-name="P5" svg:width="0.0205in" svg:height="0.0205in" svg:x="0.7398in" svg:y="0.1142in" svg:viewBox="0 0 53 53" svg:d="M53 27c0-14-11-27-26-27-14 0-27 13-27 27 0 15 13 26 27 26 15 0 26-11 26-26z"><text:p/></draw:path><draw:path draw:style-name="gr27" draw:text-style-name="P5" svg:width="0.0228in" svg:height="0.0583in" svg:x="0.8256in" svg:y="0.1142in" svg:viewBox="0 0 59 149" svg:d="M59 52c0-32-13-52-32-52-17 0-27 13-27 27 0 12 10 26 27 26 5 0 12-3 18-7 1-1 1-1 1-1 2 0 2 0 2 7 0 38-17 67-34 84-6 4-6 6-6 7 0 4 3 6 5 6 5 0 46-38 46-97z"><text:p/></draw:path><draw:polygon draw:style-name="gr28" draw:text-style-name="P5" svg:width="0.052in" svg:height="0.0299in" svg:x="0.9205in" svg:y="0in" svg:viewBox="0 0 133 77" draw:points="67,0 0,69 8,77 67,27 123,77 133,69"><text:p/></draw:polygon><draw:path draw:style-name="gr29" draw:text-style-name="P5" svg:width="0.089in" svg:height="0.0878in" svg:x="0.9028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30" draw:text-style-name="P5" svg:width="0.0827in" svg:height="0.0614in" svg:x="1.0035in" svg:y="0.1039in" svg:viewBox="0 0 211 157" svg:d="M27 132c-2 4-5 12-5 14 0 7 7 11 13 11s11-4 13-8c1-3 4-14 7-21 1-8 5-23 7-31 2-9 4-16 5-24 4-14 6-17 16-31 9-14 25-32 51-32 20 0 20 18 20 24 0 21-14 60-20 74-4 10-5 12-5 20 0 18 15 29 33 29 34 0 49-48 49-53s-4-5-5-5c-4 0-4 2-6 6-8 28-24 42-38 42-7 0-8-4-8-12 0-7 1-13 8-29 5-9 19-47 19-67 0-33-27-39-45-39-30 0-49 18-59 32-3-25-22-32-38-32-14 0-22 11-26 18-9 14-13 34-13 35 0 4 4 4 6 4 5 0 5-1 8-9 4-21 11-38 25-38 9 0 11 7 11 17 0 7-2 19-5 29-3 8-6 24-9 31z"><text:p/></draw:path></draw:g>.</text:p>
      <text:p text:style-name="P1"><draw:g text:anchor-type="as-char" svg:y="-0.5835in" draw:z-index="2" draw:style-name="gr1"><svg:title>TexMaths</svg:title><svg:desc>14§latex§ \begin{align*}
e&amp;=\left (\sum \limits_{i=1}^{n}{a_i} \right )- 180(n-2)\\
c&amp;=e/n\\
{\^a}_i&amp;=a_i-c \forall i \in [1,n]\\
\end{align*}§svg§600§FALSE</svg:desc><draw:polygon draw:style-name="gr31" draw:text-style-name="P5" svg:width="2.3394in" svg:height="1.1665in" svg:x="0in" svg:y="0in" svg:viewBox="0 0 5943 2964" draw:points="2971,2964 0,2964 0,0 5943,0 5943,2964"><text:p/></draw:polygon><draw:path draw:style-name="gr32" draw:text-style-name="P5" svg:width="0.0744in" svg:height="0.0878in" svg:x="0.0854in" svg:y="0.2535in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<text:p/></draw:path><draw:path draw:style-name="gr33" draw:text-style-name="P5" svg:width="0.1291in" svg:height="0.0453in" svg:x="0.2315in" svg:y="0.2681in" svg:viewBox="0 0 329 116" svg:d="M312 20c7 0 17 0 17-10s-10-10-17-10h-295c-7 0-17 0-17 10s10 10 17 10zM312 116c7 0 17 0 17-10 0-9-10-9-17-9h-295c-7 0-17 0-17 9 0 10 10 10 17 10z"><text:p/></draw:path><draw:path draw:style-name="gr34" draw:text-style-name="P5" svg:width="0.1012in" svg:height="0.5811in" svg:x="0.4709in" svg:y="0in" svg:viewBox="0 0 258 1477" svg:d="M258 1473c0-3 0-3-3-7-48-58-87-121-116-188-65-151-91-327-91-539 0-210 25-395 98-556 28-63 65-120 110-173 0-2 2-3 2-4 0-6-3-6-12-6-7 0-8 0-8 1-1 0-32 30-70 84-87 121-130 266-153 413-11 79-15 160-15 240 0 185 24 372 102 542 35 74 83 141 132 193 4 4 4 4 12 4 9 0 12 0 12-4z"><text:p/></draw:path><draw:path draw:style-name="gr35" draw:text-style-name="P5" svg:width="0.0827in" svg:height="0.0614in" svg:x="0.6772in" svg:y="0.0366in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<text:p/></draw:path><draw:path draw:style-name="gr36" draw:text-style-name="P5" svg:width="0.2583in" svg:height="0.2713in" svg:x="0.5894in" svg:y="0.1547in" svg:viewBox="0 0 657 690" svg:d="M597 690l60-158h-13c-19 52-71 85-129 99-10 3-59 16-152 16h-299l252-294c3-4 5-6 5-7 0-2 0-3-5-9l-229-313h270c67 0 112 7 116 8 27 3 69 11 108 37 13 8 46 29 63 70h13l-60-139h-583c-11 0-13 0-14 3 0 3 0 11 0 17l260 357-254 299c-6 6-6 9-6 9 0 5 6 5 14 5z"><text:p/></draw:path><draw:path draw:style-name="gr37" draw:text-style-name="P5" svg:width="0.0413in" svg:height="0.0917in" svg:x="0.5992in" svg:y="0.478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38" draw:text-style-name="P5" svg:width="0.1in" svg:height="0.0366in" svg:x="0.6571in" svg:y="0.5154in" svg:viewBox="0 0 255 94" svg:d="M242 17c4 0 13 0 13-9 0-8-9-8-13-8h-229c-5 0-13 0-13 8 0 9 8 9 13 9zM242 94c4 0 13 0 13-9 0-8-9-8-13-8h-229c-5 0-13 0-13 8 0 9 8 9 13 9z"><text:p/></draw:path><draw:path draw:style-name="gr39" draw:text-style-name="P5" svg:width="0.0496in" svg:height="0.0902in" svg:x="0.7819in" svg:y="0.4776in" svg:viewBox="0 0 127 230" svg:d="M78 10c0-10 0-10-9-10-23 22-55 22-69 22v13c8 0 31 0 50-10v177c0 11 0 15-35 15h-12v13c5 0 49-2 61-2s55 2 63 2v-13h-14c-35 0-35-4-35-15z"><text:p/></draw:path><draw:path draw:style-name="gr40" draw:text-style-name="P5" svg:width="0.089in" svg:height="0.0878in" svg:x="0.8984in" svg:y="0.2535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41" draw:text-style-name="P5" svg:width="0.0413in" svg:height="0.0917in" svg:x="0.9996in" svg:y="0.278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42" draw:text-style-name="P5" svg:width="0.1012in" svg:height="0.5811in" svg:x="1.0646in" svg:y="0in" svg:viewBox="0 0 258 1477" svg:d="M258 739c0-185-23-372-103-542-35-74-82-141-131-193-4-4-4-4-13-4-7 0-11 0-11 6 0 1 1 4 3 5 47 58 87 121 116 188 64 151 91 327 91 539 0 210-24 395-98 556-28 63-66 120-111 173 0 2-1 3-1 6 0 4 4 4 11 4s9 0 9-1c1 0 32-30 70-84 86-121 130-266 152-413 11-79 16-160 16-240z"><text:p/></draw:path><draw:path draw:style-name="gr43" draw:text-style-name="P5" svg:width="0.1185in" svg:height="0.0079in" svg:x="1.2701in" svg:y="0.2862in" svg:viewBox="0 0 302 21" svg:d="M284 21c9 0 18 0 18-10 0-11-9-11-18-11h-267c-9 0-17 0-17 11 0 10 8 10 17 10z"><text:p/></draw:path><draw:path draw:style-name="gr44" draw:text-style-name="P5" svg:width="0.0642in" svg:height="0.1291in" svg:x="1.4654in" svg:y="0.2102in" svg:viewBox="0 0 164 329" svg:d="M102 13c0-12 0-13-11-13-31 32-76 32-91 32v16c10 0 39 0 64-14v256c0 18-1 24-46 24h-15v15c18-1 60-1 81-1 20 0 63 0 80 1v-15h-16c-44 0-46-6-46-24z"><text:p/></draw:path><draw:path draw:style-name="gr45" draw:text-style-name="P5" svg:width="0.0807in" svg:height="0.1335in" svg:x="1.5531in" svg:y="0.2102in" svg:viewBox="0 0 206 340" svg:d="M60 104c-22-16-25-33-25-41 0-29 32-50 67-50 37 0 69 25 69 61 0 28-20 52-49 69zM132 150c36-18 60-44 60-76 0-46-44-74-88-74-51 0-90 36-90 83 0 8 0 30 21 54 6 6 24 18 36 27-29 14-71 42-71 91 0 52 50 85 102 85 56 0 104-40 104-94 0-18-6-40-24-61-10-10-18-16-50-35zM83 171l61 39c14 8 37 24 37 53 0 38-37 63-77 63-44 0-79-31-79-71 0-30 16-60 58-84z"><text:p/></draw:path><draw:path draw:style-name="gr46" draw:text-style-name="P5" svg:width="0.0819in" svg:height="0.1335in" svg:x="1.6496in" svg:y="0.2102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47" draw:text-style-name="P5" svg:width="0.0453in" svg:height="0.1937in" svg:x="1.7575in" svg:y="0.1937in" svg:viewBox="0 0 116 493" svg:d="M116 489c0-2 0-3-10-12-61-61-77-155-77-231 0-85 19-170 80-232 7-7 7-7 7-8 0-5-3-6-5-6-6 0-51 34-80 97-25 54-31 109-31 149s6 98 32 154c31 62 73 93 79 93 2 0 5-2 5-4z"><text:p/></draw:path><draw:path draw:style-name="gr48" draw:text-style-name="P5" svg:width="0.1047in" svg:height="0.0878in" svg:x="1.8197in" svg:y="0.2535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ath draw:style-name="gr49" draw:text-style-name="P5" svg:width="0.1185in" svg:height="0.0079in" svg:x="1.9898in" svg:y="0.2862in" svg:viewBox="0 0 302 21" svg:d="M284 21c9 0 18 0 18-10 0-11-9-11-18-11h-267c-9 0-17 0-17 11 0 10 8 10 17 10z"><text:p/></draw:path><draw:path draw:style-name="gr50" draw:text-style-name="P5" svg:width="0.0772in" svg:height="0.1291in" svg:x="2.1764in" svg:y="0.2102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1" draw:text-style-name="P5" svg:width="0.0453in" svg:height="0.1937in" svg:x="2.2752in" svg:y="0.1937in" svg:viewBox="0 0 116 493" svg:d="M116 246c0-37-5-98-33-154-30-60-73-92-77-92-5 0-6 1-6 6 0 1 0 1 10 11 49 49 77 127 77 229 0 86-18 173-80 234-7 6-7 7-7 9s1 4 6 4c4 0 49-34 78-95 25-55 32-110 32-152z"><text:p/></draw:path><draw:path draw:style-name="gr52" draw:text-style-name="P5" svg:width="0.0756in" svg:height="0.0878in" svg:x="0.0909in" svg:y="0.7413in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<text:p/></draw:path><draw:path draw:style-name="gr53" draw:text-style-name="P5" svg:width="0.1291in" svg:height="0.0453in" svg:x="0.2315in" svg:y="0.7563in" svg:viewBox="0 0 329 116" svg:d="M312 20c7 0 17 0 17-10s-10-10-17-10h-295c-7 0-17 0-17 10s10 10 17 10zM312 116c7 0 17 0 17-10 0-9-10-9-17-9h-295c-7 0-17 0-17 9 0 10 10 10 17 10z"><text:p/></draw:path><draw:path draw:style-name="gr54" draw:text-style-name="P5" svg:width="0.0744in" svg:height="0.0878in" svg:x="0.4343in" svg:y="0.7413in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<text:p/></draw:path><draw:path draw:style-name="gr55" draw:text-style-name="P5" svg:width="0.0756in" svg:height="0.1937in" svg:x="0.526in" svg:y="0.6819in" svg:viewBox="0 0 193 493" svg:d="M190 18c3-5 3-8 3-8 0-6-4-10-10-10-4 0-7 1-8 4l-172 471c-3 7-3 8-3 8 0 6 4 10 10 10 7 0 8-3 11-11z"><text:p/></draw:path><draw:path draw:style-name="gr56" draw:text-style-name="P5" svg:width="0.1047in" svg:height="0.0878in" svg:x="0.6181in" svg:y="0.7413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olygon draw:style-name="gr57" draw:text-style-name="P5" svg:width="0.052in" svg:height="0.0299in" svg:x="0.0252in" svg:y="0.9835in" svg:viewBox="0 0 133 77" draw:points="67,0 0,69 8,77 67,27 123,77 133,69"><text:p/></draw:polygon><draw:path draw:style-name="gr58" draw:text-style-name="P5" svg:width="0.089in" svg:height="0.0878in" svg:x="0.0079in" svg:y="1.0327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59" draw:text-style-name="P5" svg:width="0.0413in" svg:height="0.0917in" svg:x="0.1087in" svg:y="1.0567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60" draw:text-style-name="P5" svg:width="0.1291in" svg:height="0.0453in" svg:x="0.2315in" svg:y="1.0465in" svg:viewBox="0 0 329 116" svg:d="M312 20c7 0 17 0 17-10s-10-10-17-10h-295c-7 0-17 0-17 10s10 10 17 10zM312 116c7 0 17 0 17-10 0-9-10-9-17-9h-295c-7 0-17 0-17 9 0 10 10 10 17 10z"><text:p/></draw:path><draw:path draw:style-name="gr61" draw:text-style-name="P5" svg:width="0.089in" svg:height="0.0878in" svg:x="0.4327in" svg:y="1.0327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62" draw:text-style-name="P5" svg:width="0.0413in" svg:height="0.0917in" svg:x="0.5343in" svg:y="1.0567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63" draw:text-style-name="P5" svg:width="0.1185in" svg:height="0.0079in" svg:x="0.6512in" svg:y="1.0657in" svg:viewBox="0 0 302 21" svg:d="M284 21c9 0 18 0 18-10 0-11-9-11-18-11h-267c-9 0-17 0-17 11 0 10 8 10 17 10z"><text:p/></draw:path><draw:path draw:style-name="gr64" draw:text-style-name="P5" svg:width="0.0756in" svg:height="0.0878in" svg:x="0.837in" svg:y="1.0327in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<text:p/></draw:path><draw:path draw:style-name="gr65" draw:text-style-name="P5" svg:width="0.1075in" svg:height="0.139in" svg:x="0.913in" svg:y="0.9835in" svg:viewBox="0 0 274 354" svg:d="M273 18c1-4 1-5 1-8 0-4-2-10-9-10-6 0-9 6-12 11l-40 109h-150l-42-109c-3-7-4-11-11-11-4 0-10 6-10 10 0 1 0 1 3 8l123 325c3 6 6 11 11 11 7 0 10-5 11-11zM70 140h134l-67 175z"><text:p/></draw:path><draw:path draw:style-name="gr66" draw:text-style-name="P5" svg:width="0.0516in" svg:height="0.1303in" svg:x="1.026in" svg:y="0.9902in" svg:viewBox="0 0 132 332" svg:d="M127 18c0-10-7-18-19-18-13 0-27 13-27 27 0 8 7 16 20 16 11 0 26-11 26-25zM90 203c5-14 5-15 9-28 5-10 7-17 7-27 0-22-15-40-40-40-48 0-66 71-66 77 0 4 6 4 6 4 5 0 5-1 8-8 14-47 34-62 50-62 5 0 13 0 13 15 0 12-4 21-6 27-4 13-26 70-35 91-4 13-11 29-11 39 0 24 17 41 41 41 47 0 66-72 66-76 0-5-5-5-6-5-6 0-6 1-8 9-9 31-26 61-51 61-8 0-12-5-12-16 0-12 4-19 15-50z"><text:p/></draw:path><draw:path draw:style-name="gr67" draw:text-style-name="P5" svg:width="0.0972in" svg:height="0.1126in" svg:x="1.1571in" svg:y="1.0134in" svg:viewBox="0 0 248 287" svg:d="M230 153c8 0 18 0 18-10s-10-10-18-10h-210c7-66 63-113 133-113h77c8 0 18 0 18-10s-10-10-18-10h-77c-86 0-153 64-153 143 0 80 67 144 153 144h77c8 0 18 0 18-10s-10-10-18-10h-77c-70 0-126-47-133-114z"><text:p/></draw:path><draw:polygon draw:style-name="gr68" draw:text-style-name="P5" svg:width="0.0268in" svg:height="0.1937in" svg:x="1.3469in" svg:y="0.972in" svg:viewBox="0 0 69 493" draw:points="69,493 69,473 20,473 20,20 69,20 69,0 0,0 0,493"><text:p/></draw:polygon><draw:path draw:style-name="gr69" draw:text-style-name="P5" svg:width="0.0642in" svg:height="0.1291in" svg:x="1.3953in" svg:y="0.989in" svg:viewBox="0 0 164 329" svg:d="M102 13c0-12 0-13-11-13-31 32-76 32-91 32v16c10 0 39 0 64-14v256c0 18-1 24-46 24h-15v15c18-1 60-1 81-1 20 0 63 0 80 1v-15h-16c-44 0-46-6-46-24z"><text:p/></draw:path><draw:path draw:style-name="gr70" draw:text-style-name="P5" svg:width="0.0228in" svg:height="0.0579in" svg:x="1.4913in" svg:y="1.0976in" svg:viewBox="0 0 59 148" svg:d="M59 52c0-32-13-52-32-52-17 0-27 13-27 27 0 12 10 26 27 26 5 0 12-3 18-7 1-1 1-1 1-1 2 0 2 0 2 7 0 38-17 67-34 84-6 4-6 5-6 7 0 4 3 5 5 5 5 0 46-37 46-96z"><text:p/></draw:path><draw:path draw:style-name="gr71" draw:text-style-name="P5" svg:width="0.1047in" svg:height="0.0878in" svg:x="1.5661in" svg:y="1.0327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olygon draw:style-name="gr72" draw:text-style-name="P5" svg:width="0.0268in" svg:height="0.1937in" svg:x="1.6815in" svg:y="0.972in" svg:viewBox="0 0 69 493" draw:points="69,0 0,0 0,20 49,20 49,473 0,473 0,493 69,493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5:20.762313896</meta:creation-date>
    <dc:date>2014-12-13T00:20:59.504717050</dc:date>
    <meta:editing-duration>PT13M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18" meta:character-count="113" meta:non-whitespace-character-count="96"/>
  </office:meta>
</office:document-meta>
</file>